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8cm" fo:margin-right="0cm" fo:text-indent="-0.6cm"/>
    </style:style>
    <style:style style:name="P4" style:family="paragraph">
      <style:paragraph-properties fo:margin-left="2.4cm" fo:margin-right="0cm" fo:text-indent="-0.6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text-shadow="1pt 1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6.945cm" svg:x="1.4cm" svg:y="-0.882cm" presentation:class="title" presentation:user-transformed="true">
          <draw:text-box>
            <text:p text:style-name="P1">X0Y X1Y X2Y X3Y X4Y X5Y X6Y X7Y X8Y X9Y X10Y X11Y X12Y X13Y X14Y X15Y X16Y X17Y X18Y X19Y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 text:style-name="P1">X44Y X45Y X46Y X47Y X48Y X49Y X50Y X51Y X52Y X53Y X54Y X55Y X56Y X57Y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X58Y X59Y X60Y X61Y X62Y X63Y 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1">X64Y X65Y X66Y X67Y X68Y X69Y X70Y</text:p>
              </text:list-item>
            </text:list>
            <text:list text:style-name="L2">
              <text:list-item>
                <text:list>
                  <text:list-item>
                    <text:p text:style-name="P3">X24Y <text:span text:style-name="T1">X25Y X26Y X27Y X28Y X29Y X30Y X31Y X32Y X33Y X34Y X35Y X36Y</text:span> X37Y X38Y X39Y X40Y X41Y X42Y X43Y</text:p>
                  </text:list-item>
                </text:list>
              </text:list-item>
            </text:list>
            <text:list text:style-name="L2">
              <text:list-item>
                <text:p text:style-name="P1">X20Y X21Y X22Y X23Y</text:p>
              </text:list-item>
            </text:list>
          </draw:text-box>
        </draw:frame>
        <draw:frame draw:style-name="gr2" draw:layer="layout" svg:width="7.999cm" svg:height="6.999cm" svg:x="10.119cm" svg:y="7.08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X71Y 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1">X72Y X73Y <text:span text:style-name="T2">X74Y</text:span></text:p>
              </text:list-item>
            </text:list>
            <text:list text:style-name="L2">
              <text:list-item>
                <text:list>
                  <text:list-item>
                    <text:p text:style-name="P3">X75Y X76Y X77Y X78Y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3">X79Y X80Y</text:span></text:p>
              </text:list-item>
            </text:list>
            <text:list text:style-name="L2">
              <text:list-item>
                <text:p text:style-name="P1">X81Y X82Y X83Y X84Y X85Y X86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 text:style-name="P1">X87Y X88Y X89Y X90Y X91Y X92Y X93Y 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1">X94Y X95Y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X96Y X97Y X98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X99Y X100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5-19T13:45:09</meta:creation-date>
    <dc:date>2008-05-19T13:48:51</dc:date>
    <meta:editing-cycles>2</meta:editing-cycles>
    <meta:editing-duration>PT3M51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5.975cm" svg:y="2.844cm" chart:style-name="ch2"/>
        <chart:plot-area chart:style-name="ch3" chart:data-source-has-labels="both" svg:x="2.344cm" svg:y="0.42cm" svg:width="5.653cm" svg:height="6.57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